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7729930912368080846"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2725346110579493353"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1836307625067123185"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300904640524578776"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67981042259988222"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8568803451505883038"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9161444540516322171"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7829703006728243546"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7505143" text:continue-list="list9161444540516322171"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518835477526921068"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484239"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478175"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7498032"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7474282"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495849"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5923515281760906145"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680270491924767457"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093212913989268450"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488872"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267007155756791099"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395861173650065088"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410768194247033154" text:style-name="L15">
        <text:list-item>
          <text:list>
            <text:list-header>
              <text:p text:style-name="P183">1.5 miles averaging about 9:40/mile and rest 1 min</text:p>
            </text:list-header>
          </text:list>
        </text:list-item>
      </text:list>
      <text:p text:style-name="P24">1 mile in 8:26 and rest 2 min</text:p>
      <text:list xml:id="list4984755759071033249"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168676063919591499"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496595"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1526412048658786063"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42251723034144084"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7784856271621587323"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7477471" text:continue-list="list642251723034144084" text:style-name="L19">
        <text:list-item>
          <text:list>
            <text:list-header>
              <text:p text:style-name="P187">(Pace*HR)=1240</text:p>
            </text:list-header>
          </text:list>
        </text:list-item>
      </text:list>
      <text:list xml:id="list37484100" text:continue-list="list1526412048658786063" text:style-name="L18">
        <text:list-item>
          <text:list>
            <text:list-header>
              <text:p text:style-name="P186">2 miles at 10:46/mile Ave HR= 121 bpm and rest a few minutes</text:p>
            </text:list-header>
          </text:list>
        </text:list-item>
      </text:list>
      <text:list xml:id="list37486891" text:continue-list="list37477471"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7487843"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827793992069885708"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509220807141936617"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630022588159805259"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8202906079694736451"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795795107957754777"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398441608084745105"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7503479"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474882"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484535830454092951"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34095115331711144"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638437452491203755"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401190502418816464"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568767115120857422"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15162834032820364" text:style-name="L32">
        <text:list-item>
          <text:list>
            <text:list-header>
              <text:p text:style-name="P197">0.25 miles in 2:54</text:p>
              <text:p text:style-name="P197">1 mile in 9:21 going faster as I ran and ending at around 8:30 pace</text:p>
            </text:list-header>
          </text:list>
        </text:list-item>
      </text:list>
      <text:list xml:id="list2747187603102739832"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71914712698821796"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962881189420705387"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899556275950927778"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059939582828200547"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4201507884205659085"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0">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oft-page-break/><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oft-page-break/><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452297329277350094"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ext:soft-page-break/>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25T17:23:07.88</dc:date>
    <dc:creator>James Lombardi</dc:creator>
    <meta:editing-duration>P29DT9H15M4S</meta:editing-duration>
    <meta:editing-cycles>2199</meta:editing-cycles>
    <meta:generator>OpenOffice/4.1.2$Win32 OpenOffice.org_project/412m3$Build-9782</meta:generator>
    <meta:document-statistic meta:table-count="0" meta:image-count="9" meta:object-count="0" meta:page-count="217" meta:paragraph-count="6366" meta:word-count="68600" meta:character-count="350950"/>
  </office:meta>
</office:document-meta>
</file>